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2"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3"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4" style:family="paragraph" style:parent-style-name="Standard">
      <style:paragraph-properties fo:text-align="start" style:justify-single-word="false"/>
      <style:text-properties fo:font-size="6pt" fo:language="pt" fo:country="BR" fo:font-weight="normal" officeooo:rsid="0069b69b" officeooo:paragraph-rsid="0003aff5" style:font-size-asian="6pt" style:font-weight-asian="normal" style:font-size-complex="6pt" style:font-weight-complex="normal"/>
    </style:style>
    <style:style style:name="P5" style:family="paragraph" style:parent-style-name="Standard">
      <style:paragraph-properties fo:text-align="start" style:justify-single-word="false"/>
      <style:text-properties fo:font-size="6pt" fo:language="pt" fo:country="BR" fo:font-weight="normal" officeooo:rsid="001ed1ef" officeooo:paragraph-rsid="0003aff5" style:font-size-asian="6pt" style:font-weight-asian="normal" style:font-size-complex="6pt" style:font-weight-complex="normal"/>
    </style:style>
    <style:style style:name="P6" style:family="paragraph" style:parent-style-name="Standard">
      <style:paragraph-properties fo:text-align="start" style:justify-single-word="false"/>
      <style:text-properties fo:font-size="6pt" fo:language="pt" fo:country="BR" fo:font-weight="normal" officeooo:rsid="00214b2f" officeooo:paragraph-rsid="0003aff5" style:font-size-asian="6pt" style:font-weight-asian="normal" style:font-size-complex="6pt" style:font-weight-complex="normal"/>
    </style:style>
    <style:style style:name="P7" style:family="paragraph" style:parent-style-name="Standard">
      <style:paragraph-properties fo:text-align="start" style:justify-single-word="false"/>
      <style:text-properties fo:font-size="6pt" fo:language="pt" fo:country="BR" fo:font-weight="normal" officeooo:rsid="0030cfcc" officeooo:paragraph-rsid="0003aff5" style:font-size-asian="6pt" style:font-weight-asian="normal" style:font-size-complex="6pt" style:font-weight-complex="normal"/>
    </style:style>
    <style:style style:name="P8"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9" style:family="paragraph" style:parent-style-name="Standard">
      <style:paragraph-properties fo:text-align="start" style:justify-single-word="false"/>
      <style:text-properties fo:font-size="6pt" fo:language="pt" fo:country="BR" fo:font-weight="normal" officeooo:rsid="00069aeb" officeooo:paragraph-rsid="00069aeb" style:font-size-asian="6pt" style:font-weight-asian="normal" style:font-size-complex="6pt" style:font-weight-complex="normal"/>
    </style:style>
    <style:style style:name="P10"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1"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2"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3"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4"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5"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6" style:family="paragraph" style:parent-style-name="Standard">
      <style:paragraph-properties fo:text-align="start" style:justify-single-word="false"/>
      <style:text-properties fo:font-size="6pt" fo:language="pt" fo:country="BR" fo:font-weight="normal" officeooo:rsid="006461b5" officeooo:paragraph-rsid="0003aff5" style:font-size-asian="6pt" style:font-weight-asian="normal" style:font-size-complex="6pt" style:font-weight-complex="normal"/>
    </style:style>
    <style:style style:name="P17"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8"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9"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20"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21" style:family="paragraph" style:parent-style-name="Standard">
      <style:paragraph-properties fo:text-align="start" style:justify-single-word="false"/>
      <style:text-properties fo:font-size="6pt" fo:language="pt" fo:country="BR" fo:font-weight="normal" officeooo:rsid="0089fa10" officeooo:paragraph-rsid="0003aff5" style:font-size-asian="6pt" style:font-weight-asian="normal" style:font-size-complex="6pt" style:font-weight-complex="normal"/>
    </style:style>
    <style:style style:name="P22"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23"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24"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25"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26"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27"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28" style:family="paragraph" style:parent-style-name="Standard">
      <style:paragraph-properties fo:text-align="start" style:justify-single-word="false"/>
      <style:text-properties fo:font-size="6pt" fo:language="pt" fo:country="BR" fo:font-weight="normal" officeooo:rsid="009255cb" officeooo:paragraph-rsid="009255cb" style:font-size-asian="6pt" style:font-weight-asian="normal" style:font-size-complex="6pt" style:font-weight-complex="normal"/>
    </style:style>
    <style:style style:name="P29"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30" style:family="paragraph" style:parent-style-name="Standard">
      <style:paragraph-properties fo:text-align="center" style:justify-single-word="false"/>
      <style:text-properties fo:font-size="6pt" fo:language="pt" fo:country="BR" fo:font-weight="bold" officeooo:rsid="002cc5ff" officeooo:paragraph-rsid="0003aff5"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37" style:family="paragraph" style:parent-style-name="Standard">
      <style:paragraph-properties fo:text-align="start"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39"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BR" fo:font-weight="bold" officeooo:rsid="00214b2f" officeooo:paragraph-rsid="0003aff5"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45"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48"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61"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62"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65"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66"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67"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8"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9"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70"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71"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9255cb" officeooo:paragraph-rsid="009255cb" style:font-size-asian="6pt" style:font-weight-asian="bold" style:font-size-complex="6pt" style:font-weight-complex="bold"/>
    </style:style>
    <style:style style:name="P73"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74" style:family="paragraph" style:parent-style-name="Standard">
      <style:text-properties fo:font-size="6pt" fo:language="pt" fo:country="BR" officeooo:rsid="0000be0d" officeooo:paragraph-rsid="0003aff5" style:font-size-asian="6pt" style:font-size-complex="6pt"/>
    </style:style>
    <style:style style:name="P75"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76" style:family="paragraph" style:parent-style-name="Standard">
      <style:paragraph-properties fo:text-align="justify" style:justify-single-word="false"/>
      <style:text-properties fo:font-size="6pt" fo:language="pt" fo:country="BR" officeooo:rsid="00062f5a" officeooo:paragraph-rsid="0003aff5" style:font-size-asian="6pt" style:font-size-complex="6pt"/>
    </style:style>
    <style:style style:name="P77"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78" style:family="paragraph" style:parent-style-name="Standard">
      <style:text-properties fo:font-size="6pt" fo:language="pt" fo:country="BR" officeooo:rsid="002f72c2" officeooo:paragraph-rsid="0003aff5" style:font-size-asian="6pt" style:font-size-complex="6pt"/>
    </style:style>
    <style:style style:name="P79"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80" style:family="paragraph" style:parent-style-name="Standard">
      <style:paragraph-properties fo:text-align="start" style:justify-single-word="false"/>
    </style:style>
    <style:style style:name="P81" style:family="paragraph" style:parent-style-name="Standard">
      <style:paragraph-properties fo:text-align="center" style:justify-single-word="false"/>
      <style:text-properties officeooo:paragraph-rsid="009f8d42"/>
    </style:style>
    <style:style style:name="P82" style:family="paragraph" style:parent-style-name="Standard">
      <style:paragraph-properties fo:text-align="center" style:justify-single-word="false"/>
      <style:text-properties fo:font-weight="bold" officeooo:rsid="0095723e" officeooo:paragraph-rsid="0095723e" style:font-weight-asian="bold" style:font-weight-complex="bold"/>
    </style:style>
    <style:style style:name="P83" style:family="paragraph" style:parent-style-name="Standard">
      <style:paragraph-properties fo:text-align="start" style:justify-single-word="false"/>
      <style:text-properties fo:font-weight="bold" officeooo:rsid="0095723e" officeooo:paragraph-rsid="0095723e" style:font-weight-asian="bold" style:font-weight-complex="bold"/>
    </style:style>
    <style:style style:name="P84" style:family="paragraph" style:parent-style-name="Standard">
      <style:paragraph-properties fo:text-align="center" style:justify-single-word="false"/>
      <style:text-properties fo:font-weight="bold" officeooo:rsid="0096a4d0" officeooo:paragraph-rsid="0096a4d0" style:font-weight-asian="bold" style:font-weight-complex="bold"/>
    </style:style>
    <style:style style:name="P85" style:family="paragraph" style:parent-style-name="Standard">
      <style:paragraph-properties fo:text-align="center" style:justify-single-word="false"/>
      <style:text-properties fo:font-weight="bold" officeooo:rsid="009917de" officeooo:paragraph-rsid="009917de" style:font-weight-asian="bold" style:font-weight-complex="bold"/>
    </style:style>
    <style:style style:name="P86" style:family="paragraph" style:parent-style-name="Standard">
      <style:paragraph-properties fo:text-align="center" style:justify-single-word="false"/>
      <style:text-properties fo:font-weight="bold" officeooo:rsid="00a2e239" officeooo:paragraph-rsid="00a2e239" style:font-weight-asian="bold" style:font-weight-complex="bold"/>
    </style:style>
    <style:style style:name="P87" style:family="paragraph" style:parent-style-name="Standard">
      <style:paragraph-properties fo:text-align="start" style:justify-single-word="false"/>
      <style:text-properties fo:font-weight="normal" officeooo:rsid="0096a4d0" officeooo:paragraph-rsid="0096a4d0" style:font-weight-asian="normal" style:font-weight-complex="normal"/>
    </style:style>
    <style:style style:name="P88" style:family="paragraph" style:parent-style-name="Standard">
      <style:paragraph-properties fo:text-align="start" style:justify-single-word="false"/>
      <style:text-properties fo:font-weight="normal" officeooo:rsid="009917de" officeooo:paragraph-rsid="009917de" style:font-weight-asian="normal" style:font-weight-complex="normal"/>
    </style:style>
    <style:style style:name="P89" style:family="paragraph" style:parent-style-name="Standard">
      <style:paragraph-properties fo:text-align="start" style:justify-single-word="false"/>
      <style:text-properties fo:font-weight="normal" officeooo:paragraph-rsid="009f8d42" style:font-weight-asian="normal" style:font-weight-complex="normal"/>
    </style:style>
    <style:style style:name="P90" style:family="paragraph" style:parent-style-name="Standard">
      <style:paragraph-properties fo:text-align="start" style:justify-single-word="false"/>
      <style:text-properties fo:font-weight="normal" officeooo:rsid="00a2e239" officeooo:paragraph-rsid="00a2e239" style:font-weight-asian="normal" style:font-weight-complex="normal"/>
    </style:style>
    <style:style style:name="P91" style:family="paragraph" style:parent-style-name="Standard">
      <style:text-properties fo:font-size="6pt" fo:language="pt" fo:country="BR" officeooo:rsid="002f72c2" officeooo:paragraph-rsid="0003aff5" style:font-size-asian="6pt" style:font-size-complex="6pt"/>
    </style:style>
    <style:style style:name="P92" style:family="paragraph" style:parent-style-name="Standard">
      <style:paragraph-properties fo:text-align="justify" style:justify-single-word="false"/>
      <style:text-properties fo:font-size="6pt" fo:language="pt" fo:country="BR" officeooo:rsid="00062f5a" officeooo:paragraph-rsid="00cb5da0" style:font-size-asian="6pt" style:font-size-complex="6pt"/>
    </style:style>
    <style:style style:name="P93" style:family="paragraph" style:parent-style-name="Standard">
      <style:paragraph-properties fo:text-align="center" style:justify-single-word="false"/>
      <style:text-properties fo:font-size="6pt" fo:language="pt" fo:country="BR" fo:font-weight="bold" officeooo:rsid="00ac79e2" officeooo:paragraph-rsid="00ac79e2" style:font-size-asian="6pt" style:font-weight-asian="bold" style:font-size-complex="6pt" style:font-weight-complex="bold"/>
    </style:style>
    <style:style style:name="P94" style:family="paragraph" style:parent-style-name="Standard">
      <style:paragraph-properties fo:text-align="center" style:justify-single-word="false"/>
      <style:text-properties fo:font-size="6pt" fo:language="pt" fo:country="BR" fo:font-weight="bold" officeooo:rsid="00aeed8d" officeooo:paragraph-rsid="00aeed8d" style:font-size-asian="6pt" style:font-weight-asian="bold" style:font-size-complex="6pt" style:font-weight-complex="bold"/>
    </style:style>
    <style:style style:name="P95" style:family="paragraph" style:parent-style-name="Standard">
      <style:paragraph-properties fo:text-align="center" style:justify-single-word="false"/>
      <style:text-properties fo:font-size="6pt" fo:language="pt" fo:country="BR" fo:font-weight="bold" officeooo:rsid="00b28825" officeooo:paragraph-rsid="00b28825" style:font-size-asian="6pt" style:font-weight-asian="bold" style:font-size-complex="6pt" style:font-weight-complex="bold"/>
    </style:style>
    <style:style style:name="P96" style:family="paragraph" style:parent-style-name="Standard">
      <style:paragraph-properties fo:text-align="center" style:justify-single-word="false"/>
      <style:text-properties fo:font-size="6pt" fo:language="pt" fo:country="BR" fo:font-weight="bold" officeooo:rsid="00b5f6f5" officeooo:paragraph-rsid="00b5f6f5" style:font-size-asian="6pt" style:font-weight-asian="bold" style:font-size-complex="6pt" style:font-weight-complex="bold"/>
    </style:style>
    <style:style style:name="P97" style:family="paragraph" style:parent-style-name="Standard">
      <style:paragraph-properties fo:text-align="center" style:justify-single-word="false"/>
      <style:text-properties fo:font-size="6pt" fo:language="pt" fo:country="BR" fo:font-weight="bold" officeooo:rsid="00b982b7" officeooo:paragraph-rsid="00b982b7" style:font-size-asian="6pt" style:font-weight-asian="bold" style:font-size-complex="6pt" style:font-weight-complex="bold"/>
    </style:style>
    <style:style style:name="P98" style:family="paragraph" style:parent-style-name="Standard">
      <style:paragraph-properties fo:text-align="center" style:justify-single-word="false"/>
      <style:text-properties fo:font-size="6pt" fo:language="pt" fo:country="BR" fo:font-weight="bold" officeooo:rsid="00bcc32e" officeooo:paragraph-rsid="00bcc32e" style:font-size-asian="6pt" style:font-weight-asian="bold" style:font-size-complex="6pt" style:font-weight-complex="bold"/>
    </style:style>
    <style:style style:name="P99" style:family="paragraph" style:parent-style-name="Standard">
      <style:paragraph-properties fo:text-align="center" style:justify-single-word="false"/>
      <style:text-properties fo:font-size="6pt" fo:language="pt" fo:country="BR" fo:font-weight="bold" officeooo:rsid="00be3c4a" officeooo:paragraph-rsid="00be3c4a" style:font-size-asian="6pt" style:font-weight-asian="bold" style:font-size-complex="6pt" style:font-weight-complex="bold"/>
    </style:style>
    <style:style style:name="P100" style:family="paragraph" style:parent-style-name="Standard">
      <style:paragraph-properties fo:text-align="center" style:justify-single-word="false"/>
      <style:text-properties fo:font-size="6pt" fo:language="pt" fo:country="BR" fo:font-weight="bold" officeooo:rsid="00cf9566" officeooo:paragraph-rsid="00cf9566" style:font-size-asian="6pt" style:font-weight-asian="bold" style:font-size-complex="6pt" style:font-weight-complex="bold"/>
    </style:style>
    <style:style style:name="P101" style:family="paragraph" style:parent-style-name="Standard">
      <style:paragraph-properties fo:text-align="center" style:justify-single-word="false"/>
      <style:text-properties fo:font-size="6pt" fo:language="pt" fo:country="BR" fo:font-weight="bold" officeooo:rsid="00d4a5d9" officeooo:paragraph-rsid="00d4a5d9" style:font-size-asian="6pt" style:font-weight-asian="bold" style:font-size-complex="6pt" style:font-weight-complex="bold"/>
    </style:style>
    <style:style style:name="P102" style:family="paragraph" style:parent-style-name="Standard">
      <style:paragraph-properties fo:text-align="center" style:justify-single-word="false"/>
      <style:text-properties fo:font-size="6pt" fo:language="pt" fo:country="BR" fo:font-weight="bold" officeooo:rsid="00d7ecde" officeooo:paragraph-rsid="00d7ecde" style:font-size-asian="6pt" style:font-weight-asian="bold" style:font-size-complex="6pt" style:font-weight-complex="bold"/>
    </style:style>
    <style:style style:name="P103" style:family="paragraph" style:parent-style-name="Standard">
      <style:paragraph-properties fo:text-align="center" style:justify-single-word="false"/>
      <style:text-properties fo:font-size="6pt" fo:language="pt" fo:country="BR" fo:font-weight="bold" officeooo:rsid="00d9d9f5" officeooo:paragraph-rsid="00d9d9f5" style:font-size-asian="6pt" style:font-weight-asian="bold" style:font-size-complex="6pt" style:font-weight-complex="bold"/>
    </style:style>
    <style:style style:name="P104" style:family="paragraph" style:parent-style-name="Standard">
      <style:paragraph-properties fo:text-align="start" style:justify-single-word="false"/>
      <style:text-properties fo:font-size="6pt" fo:language="pt" fo:country="BR" fo:font-weight="normal" officeooo:rsid="00ac79e2" officeooo:paragraph-rsid="00ac79e2" style:font-size-asian="6pt" style:font-weight-asian="normal" style:font-size-complex="6pt" style:font-weight-complex="normal"/>
    </style:style>
    <style:style style:name="P105" style:family="paragraph" style:parent-style-name="Standard">
      <style:paragraph-properties fo:text-align="start" style:justify-single-word="false"/>
      <style:text-properties fo:font-size="6pt" fo:language="pt" fo:country="BR" fo:font-weight="normal" officeooo:rsid="00aeed8d" officeooo:paragraph-rsid="00aeed8d" style:font-size-asian="6pt" style:font-weight-asian="normal" style:font-size-complex="6pt" style:font-weight-complex="normal"/>
    </style:style>
    <style:style style:name="P106" style:family="paragraph" style:parent-style-name="Standard">
      <style:paragraph-properties fo:text-align="start" style:justify-single-word="false"/>
      <style:text-properties fo:font-size="6pt" fo:language="pt" fo:country="BR" fo:font-weight="normal" officeooo:rsid="00b28825" officeooo:paragraph-rsid="00b28825" style:font-size-asian="6pt" style:font-weight-asian="normal" style:font-size-complex="6pt" style:font-weight-complex="normal"/>
    </style:style>
    <style:style style:name="P107" style:family="paragraph" style:parent-style-name="Standard">
      <style:paragraph-properties fo:text-align="start" style:justify-single-word="false"/>
      <style:text-properties fo:font-size="6pt" fo:language="pt" fo:country="BR" fo:font-weight="normal" officeooo:rsid="00b5f6f5" officeooo:paragraph-rsid="00b5f6f5" style:font-size-asian="6pt" style:font-weight-asian="normal" style:font-size-complex="6pt" style:font-weight-complex="normal"/>
    </style:style>
    <style:style style:name="P108" style:family="paragraph" style:parent-style-name="Standard">
      <style:paragraph-properties fo:text-align="start" style:justify-single-word="false"/>
      <style:text-properties fo:font-size="6pt" fo:language="pt" fo:country="BR" fo:font-weight="normal" officeooo:rsid="00b982b7" officeooo:paragraph-rsid="00b982b7" style:font-size-asian="6pt" style:font-weight-asian="normal" style:font-size-complex="6pt" style:font-weight-complex="normal"/>
    </style:style>
    <style:style style:name="P109" style:family="paragraph" style:parent-style-name="Standard">
      <style:paragraph-properties fo:text-align="start" style:justify-single-word="false"/>
      <style:text-properties fo:font-size="6pt" fo:language="pt" fo:country="BR" fo:font-weight="normal" officeooo:rsid="00bcc32e" officeooo:paragraph-rsid="00bcc32e" style:font-size-asian="6pt" style:font-weight-asian="normal" style:font-size-complex="6pt" style:font-weight-complex="normal"/>
    </style:style>
    <style:style style:name="P110" style:family="paragraph" style:parent-style-name="Standard">
      <style:paragraph-properties fo:text-align="start"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111" style:family="paragraph" style:parent-style-name="Standard">
      <style:paragraph-properties fo:text-align="start"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112" style:family="paragraph" style:parent-style-name="Standard">
      <style:paragraph-properties fo:text-align="center"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113" style:family="paragraph" style:parent-style-name="Standard">
      <style:paragraph-properties fo:text-align="center"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114" style:family="paragraph" style:parent-style-name="Standard">
      <style:paragraph-properties fo:text-align="start" style:justify-single-word="false"/>
      <style:text-properties fo:font-size="6pt" fo:language="pt" fo:country="BR" fo:font-weight="normal" officeooo:rsid="00cf9566" officeooo:paragraph-rsid="00cf9566" style:font-size-asian="6pt" style:font-weight-asian="normal" style:font-size-complex="6pt" style:font-weight-complex="normal"/>
    </style:style>
    <style:style style:name="P115" style:family="paragraph" style:parent-style-name="Standard">
      <style:paragraph-properties fo:text-align="start" style:justify-single-word="false"/>
      <style:text-properties fo:font-size="6pt" fo:language="pt" fo:country="BR" fo:font-weight="normal" officeooo:rsid="00d4a5d9" officeooo:paragraph-rsid="00d4a5d9" style:font-size-asian="6pt" style:font-weight-asian="normal" style:font-size-complex="6pt" style:font-weight-complex="normal"/>
    </style:style>
    <style:style style:name="P116" style:family="paragraph" style:parent-style-name="Standard">
      <style:paragraph-properties fo:text-align="start" style:justify-single-word="false"/>
      <style:text-properties fo:font-size="6pt" fo:language="pt" fo:country="BR" fo:font-weight="normal" officeooo:rsid="00d7ecde" officeooo:paragraph-rsid="00d7ecde" style:font-size-asian="6pt" style:font-weight-asian="normal" style:font-size-complex="6pt" style:font-weight-complex="normal"/>
    </style:style>
    <style:style style:name="P117" style:family="paragraph" style:parent-style-name="Standard">
      <style:paragraph-properties fo:text-align="start" style:justify-single-word="false"/>
      <style:text-properties fo:font-size="6pt" fo:language="pt" fo:country="BR" fo:font-weight="normal" officeooo:rsid="00d9d9f5" officeooo:paragraph-rsid="00d9d9f5" style:font-size-asian="6pt" style:font-weight-asian="normal" style:font-size-complex="6pt" style:font-weight-complex="normal"/>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bold" officeooo:rsid="00c33e8e" style:font-weight-asian="bold" style:font-weight-complex="bold"/>
    </style:style>
    <style:style style:name="T10" style:family="text">
      <style:text-properties fo:font-weight="bold" officeooo:rsid="00cda411"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39bd4b" style:font-weight-asian="normal" style:font-weight-complex="normal"/>
    </style:style>
    <style:style style:name="T13" style:family="text">
      <style:text-properties fo:font-weight="normal" officeooo:rsid="003c1631" style:font-weight-asian="normal" style:font-weight-complex="normal"/>
    </style:style>
    <style:style style:name="T14" style:family="text">
      <style:text-properties fo:font-weight="normal" officeooo:rsid="003d55d3" style:font-weight-asian="normal" style:font-weight-complex="normal"/>
    </style:style>
    <style:style style:name="T15" style:family="text">
      <style:text-properties fo:font-weight="normal" officeooo:rsid="003b8cc5" style:font-weight-asian="normal" style:font-weight-complex="normal"/>
    </style:style>
    <style:style style:name="T16" style:family="text">
      <style:text-properties fo:font-weight="normal" officeooo:rsid="003c4d29" style:font-weight-asian="normal" style:font-weight-complex="normal"/>
    </style:style>
    <style:style style:name="T17" style:family="text">
      <style:text-properties fo:font-weight="normal" officeooo:rsid="003d9557" style:font-weight-asian="normal" style:font-weight-complex="normal"/>
    </style:style>
    <style:style style:name="T18" style:family="text">
      <style:text-properties fo:font-weight="normal" officeooo:rsid="0059199d" style:font-weight-asian="normal" style:font-weight-complex="normal"/>
    </style:style>
    <style:style style:name="T19" style:family="text">
      <style:text-properties fo:font-weight="normal" officeooo:rsid="003e0729" style:font-weight-asian="normal" style:font-weight-complex="normal"/>
    </style:style>
    <style:style style:name="T20" style:family="text">
      <style:text-properties fo:font-weight="normal" officeooo:rsid="00446d17" style:font-weight-asian="normal" style:font-weight-complex="normal"/>
    </style:style>
    <style:style style:name="T21" style:family="text">
      <style:text-properties fo:font-weight="normal" officeooo:rsid="0052f0d1" style:font-weight-asian="normal" style:font-weight-complex="normal"/>
    </style:style>
    <style:style style:name="T22" style:family="text">
      <style:text-properties fo:font-weight="normal" officeooo:rsid="00533cd1" style:font-weight-asian="normal" style:font-weight-complex="normal"/>
    </style:style>
    <style:style style:name="T23" style:family="text">
      <style:text-properties fo:font-weight="normal" officeooo:rsid="00541a18" style:font-weight-asian="normal" style:font-weight-complex="normal"/>
    </style:style>
    <style:style style:name="T24" style:family="text">
      <style:text-properties fo:font-weight="normal" officeooo:rsid="0055636e" style:font-weight-asian="normal" style:font-weight-complex="normal"/>
    </style:style>
    <style:style style:name="T25" style:family="text">
      <style:text-properties fo:font-weight="normal" officeooo:rsid="0041989e" style:font-weight-asian="normal" style:font-weight-complex="normal"/>
    </style:style>
    <style:style style:name="T26" style:family="text">
      <style:text-properties fo:font-weight="normal" officeooo:rsid="004552b2" style:font-weight-asian="normal" style:font-weight-complex="normal"/>
    </style:style>
    <style:style style:name="T27" style:family="text">
      <style:text-properties fo:font-weight="normal" officeooo:rsid="0041c794" style:font-weight-asian="normal" style:font-weight-complex="normal"/>
    </style:style>
    <style:style style:name="T28" style:family="text">
      <style:text-properties fo:font-weight="normal" officeooo:rsid="0042310a" style:font-weight-asian="normal" style:font-weight-complex="normal"/>
    </style:style>
    <style:style style:name="T29" style:family="text">
      <style:text-properties fo:font-weight="normal" officeooo:rsid="00459867" style:font-weight-asian="normal" style:font-weight-complex="normal"/>
    </style:style>
    <style:style style:name="T30" style:family="text">
      <style:text-properties fo:font-weight="normal" officeooo:rsid="0048588f" style:font-weight-asian="normal" style:font-weight-complex="normal"/>
    </style:style>
    <style:style style:name="T31" style:family="text">
      <style:text-properties fo:font-weight="normal" officeooo:rsid="00471ef6" style:font-weight-asian="normal" style:font-weight-complex="normal"/>
    </style:style>
    <style:style style:name="T32" style:family="text">
      <style:text-properties fo:font-weight="normal" officeooo:rsid="0056c8db" style:font-weight-asian="normal" style:font-weight-complex="normal"/>
    </style:style>
    <style:style style:name="T33" style:family="text">
      <style:text-properties fo:font-weight="normal" officeooo:rsid="0049c82b" style:font-weight-asian="normal" style:font-weight-complex="normal"/>
    </style:style>
    <style:style style:name="T34" style:family="text">
      <style:text-properties fo:font-weight="normal" officeooo:rsid="003ed742" style:font-weight-asian="normal" style:font-weight-complex="normal"/>
    </style:style>
    <style:style style:name="T35" style:family="text">
      <style:text-properties fo:font-weight="normal" officeooo:rsid="004b96c1" style:font-weight-asian="normal" style:font-weight-complex="normal"/>
    </style:style>
    <style:style style:name="T36" style:family="text">
      <style:text-properties fo:font-weight="normal" officeooo:rsid="003f82ad" style:font-weight-asian="normal" style:font-weight-complex="normal"/>
    </style:style>
    <style:style style:name="T37" style:family="text">
      <style:text-properties fo:font-weight="normal" officeooo:rsid="0042f8a6" style:font-weight-asian="normal" style:font-weight-complex="normal"/>
    </style:style>
    <style:style style:name="T38" style:family="text">
      <style:text-properties fo:font-weight="normal" officeooo:rsid="003f8426" style:font-weight-asian="normal" style:font-weight-complex="normal"/>
    </style:style>
    <style:style style:name="T39" style:family="text">
      <style:text-properties fo:font-weight="normal" officeooo:rsid="0045d675" style:font-weight-asian="normal" style:font-weight-complex="normal"/>
    </style:style>
    <style:style style:name="T40" style:family="text">
      <style:text-properties fo:font-weight="normal" officeooo:rsid="00407229" style:font-weight-asian="normal" style:font-weight-complex="normal"/>
    </style:style>
    <style:style style:name="T41" style:family="text">
      <style:text-properties fo:font-weight="normal" officeooo:rsid="004ce7ae" style:font-weight-asian="normal" style:font-weight-complex="normal"/>
    </style:style>
    <style:style style:name="T42" style:family="text">
      <style:text-properties fo:font-weight="normal" officeooo:rsid="004407e7" style:font-weight-asian="normal" style:font-weight-complex="normal"/>
    </style:style>
    <style:style style:name="T43" style:family="text">
      <style:text-properties fo:font-weight="normal" officeooo:rsid="00592d27" style:font-weight-asian="normal" style:font-weight-complex="normal"/>
    </style:style>
    <style:style style:name="T44" style:family="text">
      <style:text-properties fo:font-weight="normal" officeooo:rsid="005ca7d4" style:font-weight-asian="normal" style:font-weight-complex="normal"/>
    </style:style>
    <style:style style:name="T45" style:family="text">
      <style:text-properties fo:font-weight="normal" officeooo:rsid="005f3d70" style:font-weight-asian="normal" style:font-weight-complex="normal"/>
    </style:style>
    <style:style style:name="T46" style:family="text">
      <style:text-properties fo:font-weight="normal" officeooo:rsid="005af74a" style:font-weight-asian="normal" style:font-weight-complex="normal"/>
    </style:style>
    <style:style style:name="T47" style:family="text">
      <style:text-properties fo:font-weight="normal" officeooo:rsid="005be966" style:font-weight-asian="normal" style:font-weight-complex="normal"/>
    </style:style>
    <style:style style:name="T48" style:family="text">
      <style:text-properties fo:font-weight="normal" officeooo:rsid="005b02c5" style:font-weight-asian="normal" style:font-weight-complex="normal"/>
    </style:style>
    <style:style style:name="T49" style:family="text">
      <style:text-properties fo:font-weight="normal" officeooo:rsid="00618108" style:font-weight-asian="normal" style:font-weight-complex="normal"/>
    </style:style>
    <style:style style:name="T50" style:family="text">
      <style:text-properties fo:font-weight="normal" officeooo:rsid="0062e3e9" style:font-weight-asian="normal" style:font-weight-complex="normal"/>
    </style:style>
    <style:style style:name="T51" style:family="text">
      <style:text-properties fo:font-weight="normal" officeooo:rsid="005d5734" style:font-weight-asian="normal" style:font-weight-complex="normal"/>
    </style:style>
    <style:style style:name="T52" style:family="text">
      <style:text-properties fo:font-weight="normal" officeooo:rsid="0063863c" style:font-weight-asian="normal" style:font-weight-complex="normal"/>
    </style:style>
    <style:style style:name="T53" style:family="text">
      <style:text-properties fo:font-weight="normal" officeooo:rsid="00653b3f" style:font-weight-asian="normal" style:font-weight-complex="normal"/>
    </style:style>
    <style:style style:name="T54" style:family="text">
      <style:text-properties fo:font-weight="normal" officeooo:rsid="00688719" style:font-weight-asian="normal" style:font-weight-complex="normal"/>
    </style:style>
    <style:style style:name="T55" style:family="text">
      <style:text-properties fo:font-weight="normal" officeooo:rsid="00325612" style:font-weight-asian="normal" style:font-weight-complex="normal"/>
    </style:style>
    <style:style style:name="T56" style:family="text">
      <style:text-properties fo:font-weight="normal" officeooo:rsid="00336986" style:font-weight-asian="normal" style:font-weight-complex="normal"/>
    </style:style>
    <style:style style:name="T57" style:family="text">
      <style:text-properties fo:font-weight="normal" officeooo:rsid="0034ace6" style:font-weight-asian="normal" style:font-weight-complex="normal"/>
    </style:style>
    <style:style style:name="T58" style:family="text">
      <style:text-properties fo:font-weight="normal" officeooo:rsid="0034c47f" style:font-weight-asian="normal" style:font-weight-complex="normal"/>
    </style:style>
    <style:style style:name="T59" style:family="text">
      <style:text-properties fo:font-weight="normal" officeooo:rsid="0022cd18" style:font-weight-asian="normal" style:font-weight-complex="normal"/>
    </style:style>
    <style:style style:name="T60" style:family="text">
      <style:text-properties fo:font-weight="normal" officeooo:rsid="00328d94" style:font-weight-asian="normal" style:font-weight-complex="normal"/>
    </style:style>
    <style:style style:name="T61" style:family="text">
      <style:text-properties fo:font-weight="normal" officeooo:rsid="00116b9f" style:font-weight-asian="normal" style:font-weight-complex="normal"/>
    </style:style>
    <style:style style:name="T62" style:family="text">
      <style:text-properties fo:font-weight="normal" officeooo:rsid="0014ebef" style:font-weight-asian="normal" style:font-weight-complex="normal"/>
    </style:style>
    <style:style style:name="T63" style:family="text">
      <style:text-properties fo:font-weight="normal" officeooo:rsid="0015d796" style:font-weight-asian="normal" style:font-weight-complex="normal"/>
    </style:style>
    <style:style style:name="T64" style:family="text">
      <style:text-properties fo:font-weight="normal" officeooo:rsid="00179fb4" style:font-weight-asian="normal" style:font-weight-complex="normal"/>
    </style:style>
    <style:style style:name="T65" style:family="text">
      <style:text-properties fo:font-weight="normal" officeooo:rsid="002e64a9" style:font-weight-asian="normal" style:font-weight-complex="normal"/>
    </style:style>
    <style:style style:name="T66" style:family="text">
      <style:text-properties fo:font-weight="normal" officeooo:rsid="00303467" style:font-weight-asian="normal" style:font-weight-complex="normal"/>
    </style:style>
    <style:style style:name="T67" style:family="text">
      <style:text-properties fo:font-weight="normal" officeooo:rsid="00315ff9" style:font-weight-asian="normal" style:font-weight-complex="normal"/>
    </style:style>
    <style:style style:name="T68" style:family="text">
      <style:text-properties fo:font-weight="normal" officeooo:rsid="004d6986" style:font-weight-asian="normal" style:font-weight-complex="normal"/>
    </style:style>
    <style:style style:name="T69" style:family="text">
      <style:text-properties fo:font-weight="normal" officeooo:rsid="004ec71d" style:font-weight-asian="normal" style:font-weight-complex="normal"/>
    </style:style>
    <style:style style:name="T70" style:family="text">
      <style:text-properties fo:font-weight="normal" officeooo:rsid="00603239" style:font-weight-asian="normal" style:font-weight-complex="normal"/>
    </style:style>
    <style:style style:name="T71" style:family="text">
      <style:text-properties fo:font-weight="normal" officeooo:rsid="006180d3" style:font-weight-asian="normal" style:font-weight-complex="normal"/>
    </style:style>
    <style:style style:name="T72" style:family="text">
      <style:text-properties fo:font-weight="normal" officeooo:rsid="00645aed" style:font-weight-asian="normal" style:font-weight-complex="normal"/>
    </style:style>
    <style:style style:name="T73" style:family="text">
      <style:text-properties fo:font-weight="normal" officeooo:rsid="0065adfd" style:font-weight-asian="normal" style:font-weight-complex="normal"/>
    </style:style>
    <style:style style:name="T74" style:family="text">
      <style:text-properties fo:font-weight="normal" officeooo:rsid="006952aa" style:font-weight-asian="normal" style:font-weight-complex="normal"/>
    </style:style>
    <style:style style:name="T75" style:family="text">
      <style:text-properties fo:font-weight="normal" officeooo:rsid="0089aff4" style:font-weight-asian="normal" style:font-weight-complex="normal"/>
    </style:style>
    <style:style style:name="T76" style:family="text">
      <style:text-properties fo:font-weight="normal" officeooo:rsid="008cd7ab" style:font-weight-asian="normal" style:font-weight-complex="normal"/>
    </style:style>
    <style:style style:name="T77" style:family="text">
      <style:text-properties fo:font-weight="normal" officeooo:rsid="00c70169" style:font-weight-asian="normal" style:font-weight-complex="normal"/>
    </style:style>
    <style:style style:name="T78" style:family="text">
      <style:text-properties fo:font-weight="normal" officeooo:rsid="00c7fa60" style:font-weight-asian="normal" style:font-weight-complex="normal"/>
    </style:style>
    <style:style style:name="T79" style:family="text">
      <style:text-properties fo:font-weight="normal" officeooo:rsid="00c547fb" style:font-weight-asian="normal" style:font-weight-complex="normal"/>
    </style:style>
    <style:style style:name="T80" style:family="text">
      <style:text-properties fo:font-weight="normal" officeooo:rsid="00cb5da0" style:font-weight-asian="normal" style:font-weight-complex="normal"/>
    </style:style>
    <style:style style:name="T81" style:family="text">
      <style:text-properties officeooo:rsid="0039bd4b"/>
    </style:style>
    <style:style style:name="T82" style:family="text">
      <style:text-properties officeooo:rsid="00446d17"/>
    </style:style>
    <style:style style:name="T83" style:family="text">
      <style:text-properties officeooo:rsid="00580f5c"/>
    </style:style>
    <style:style style:name="T84" style:family="text">
      <style:text-properties officeooo:rsid="005d5734"/>
    </style:style>
    <style:style style:name="T85" style:family="text">
      <style:text-properties officeooo:rsid="00688719"/>
    </style:style>
    <style:style style:name="T86" style:family="text">
      <style:text-properties officeooo:rsid="00745f13"/>
    </style:style>
    <style:style style:name="T87" style:family="text">
      <style:text-properties officeooo:rsid="001cb8fa"/>
    </style:style>
    <style:style style:name="T88" style:family="text">
      <style:text-properties officeooo:rsid="006be780"/>
    </style:style>
    <style:style style:name="T89" style:family="text">
      <style:text-properties officeooo:rsid="006f52c1"/>
    </style:style>
    <style:style style:name="T90" style:family="text">
      <style:text-properties officeooo:rsid="001fbe77"/>
    </style:style>
    <style:style style:name="T91" style:family="text">
      <style:text-properties officeooo:rsid="0022cd18"/>
    </style:style>
    <style:style style:name="T92" style:family="text">
      <style:text-properties officeooo:rsid="00328d94"/>
    </style:style>
    <style:style style:name="T93" style:family="text">
      <style:text-properties officeooo:rsid="003d6029"/>
    </style:style>
    <style:style style:name="T94" style:family="text">
      <style:text-properties officeooo:rsid="00414616"/>
    </style:style>
    <style:style style:name="T95" style:family="text">
      <style:text-properties officeooo:rsid="00436458"/>
    </style:style>
    <style:style style:name="T96" style:family="text">
      <style:text-properties officeooo:rsid="005bc7a2"/>
    </style:style>
    <style:style style:name="T97" style:family="text">
      <style:text-properties officeooo:rsid="005c574b"/>
    </style:style>
    <style:style style:name="T98" style:family="text">
      <style:text-properties officeooo:rsid="0062091e"/>
    </style:style>
    <style:style style:name="T99" style:family="text">
      <style:text-properties officeooo:rsid="00950b12"/>
    </style:style>
    <style:style style:name="T100" style:family="text">
      <style:text-properties officeooo:rsid="00959fa9"/>
    </style:style>
    <style:style style:name="T101" style:family="text">
      <style:text-properties officeooo:rsid="00979c4d"/>
    </style:style>
    <style:style style:name="T102" style:family="text">
      <style:text-properties officeooo:rsid="00a0a710"/>
    </style:style>
    <style:style style:name="T103" style:family="text">
      <style:text-properties officeooo:rsid="005f2bc4"/>
    </style:style>
    <style:style style:name="T104" style:family="text">
      <style:text-properties officeooo:rsid="00640513"/>
    </style:style>
    <style:style style:name="T105" style:family="text">
      <style:text-properties officeooo:rsid="0068e67c"/>
    </style:style>
    <style:style style:name="T106" style:family="text">
      <style:text-properties officeooo:rsid="008b9548"/>
    </style:style>
    <style:style style:name="T107" style:family="text">
      <style:text-properties officeooo:rsid="0069d562"/>
    </style:style>
    <style:style style:name="T108" style:family="text">
      <style:text-properties officeooo:rsid="00664270"/>
    </style:style>
    <style:style style:name="T109" style:family="text">
      <style:text-properties officeooo:rsid="00727d0c"/>
    </style:style>
    <style:style style:name="T110" style:family="text">
      <style:text-properties officeooo:rsid="0073bf4f"/>
    </style:style>
    <style:style style:name="T111" style:family="text">
      <style:text-properties officeooo:rsid="007a4901"/>
    </style:style>
    <style:style style:name="T112" style:family="text">
      <style:text-properties officeooo:rsid="007c74a8"/>
    </style:style>
    <style:style style:name="T113" style:family="text">
      <style:text-properties officeooo:rsid="00845c4c"/>
    </style:style>
    <style:style style:name="T114" style:family="text">
      <style:text-properties officeooo:rsid="007f9d72"/>
    </style:style>
    <style:style style:name="T115" style:family="text">
      <style:text-properties officeooo:rsid="0080ed31"/>
    </style:style>
    <style:style style:name="T116" style:family="text">
      <style:text-properties officeooo:rsid="00a66a83"/>
    </style:style>
    <style:style style:name="T117" style:family="text">
      <style:text-properties officeooo:rsid="00a6ddb6"/>
    </style:style>
    <style:style style:name="T118" style:family="text">
      <style:text-properties officeooo:rsid="00b5205a"/>
    </style:style>
    <style:style style:name="T119" style:family="text">
      <style:text-properties officeooo:rsid="00b674d2"/>
    </style:style>
    <style:style style:name="T120" style:family="text">
      <style:text-properties officeooo:rsid="00ac2af8"/>
    </style:style>
    <style:style style:name="T121" style:family="text">
      <style:text-properties officeooo:rsid="004407e7"/>
    </style:style>
    <style:style style:name="T122" style:family="text">
      <style:text-properties officeooo:rsid="0004d2a1"/>
    </style:style>
    <style:style style:name="T123" style:family="text">
      <style:text-properties officeooo:rsid="00069aeb"/>
    </style:style>
    <style:style style:name="T124" style:family="text">
      <style:text-properties officeooo:rsid="00082ddb"/>
    </style:style>
    <style:style style:name="T125" style:family="text">
      <style:text-properties officeooo:rsid="000977c0"/>
    </style:style>
    <style:style style:name="T126" style:family="text">
      <style:text-properties officeooo:rsid="000b0ebc"/>
    </style:style>
    <style:style style:name="T127" style:family="text">
      <style:text-properties officeooo:rsid="00196a1e"/>
    </style:style>
    <style:style style:name="T128" style:family="text">
      <style:text-properties officeooo:rsid="001d687e"/>
    </style:style>
    <style:style style:name="T129" style:family="text">
      <style:text-properties officeooo:rsid="001ef519"/>
    </style:style>
    <style:style style:name="T130" style:family="text">
      <style:text-properties officeooo:rsid="0020254d"/>
    </style:style>
    <style:style style:name="T131" style:family="text">
      <style:text-properties officeooo:rsid="00219f3c"/>
    </style:style>
    <style:style style:name="T132" style:family="text">
      <style:text-properties officeooo:rsid="00223b3b"/>
    </style:style>
    <style:style style:name="T133" style:family="text">
      <style:text-properties officeooo:rsid="0027abcb"/>
    </style:style>
    <style:style style:name="T134" style:family="text">
      <style:text-properties officeooo:rsid="002bbf43"/>
    </style:style>
    <style:style style:name="T135" style:family="text">
      <style:text-properties officeooo:rsid="002c0d84"/>
    </style:style>
    <style:style style:name="T136" style:family="text">
      <style:text-properties officeooo:rsid="002c74de"/>
    </style:style>
    <style:style style:name="T137" style:family="text">
      <style:text-properties officeooo:rsid="002d6a19"/>
    </style:style>
    <style:style style:name="T138" style:family="text">
      <style:text-properties officeooo:rsid="0037eef9"/>
    </style:style>
    <style:style style:name="T139" style:family="text">
      <style:text-properties officeooo:rsid="0038e6f9"/>
    </style:style>
    <style:style style:name="T140" style:family="text">
      <style:text-properties officeooo:rsid="003a50d7"/>
    </style:style>
    <style:style style:name="T141" style:family="text">
      <style:text-properties officeooo:rsid="004157c5"/>
    </style:style>
    <style:style style:name="T142" style:family="text">
      <style:text-properties officeooo:rsid="004316ae"/>
    </style:style>
    <style:style style:name="T143" style:family="text">
      <style:text-properties officeooo:rsid="00439a9a"/>
    </style:style>
    <style:style style:name="T144" style:family="text">
      <style:text-properties officeooo:rsid="004a3903"/>
    </style:style>
    <style:style style:name="T145" style:family="text">
      <style:text-properties officeooo:rsid="004b856f"/>
    </style:style>
    <style:style style:name="T146" style:family="text">
      <style:text-properties officeooo:rsid="004d6986"/>
    </style:style>
    <style:style style:name="T147" style:family="text">
      <style:text-properties officeooo:rsid="0050ab01"/>
    </style:style>
    <style:style style:name="T148" style:family="text">
      <style:text-properties officeooo:rsid="00576030"/>
    </style:style>
    <style:style style:name="T149" style:family="text">
      <style:text-properties officeooo:rsid="005cbe3e"/>
    </style:style>
    <style:style style:name="T150" style:family="text">
      <style:text-properties officeooo:rsid="005e11b3"/>
    </style:style>
    <style:style style:name="T151" style:family="text">
      <style:text-properties officeooo:rsid="005e9ac8"/>
    </style:style>
    <style:style style:name="T152" style:family="text">
      <style:text-properties officeooo:rsid="00603239"/>
    </style:style>
    <style:style style:name="T153" style:family="text">
      <style:text-properties officeooo:rsid="00645aed"/>
    </style:style>
    <style:style style:name="T154" style:family="text">
      <style:text-properties officeooo:rsid="0077d01a"/>
    </style:style>
    <style:style style:name="T155" style:family="text">
      <style:text-properties officeooo:rsid="007afb16"/>
    </style:style>
    <style:style style:name="T156" style:family="text">
      <style:text-properties fo:font-size="6pt" fo:language="pt" fo:country="BR" fo:font-weight="bold" officeooo:rsid="007d339f" style:font-size-asian="6pt" style:font-weight-asian="bold" style:font-size-complex="6pt" style:font-weight-complex="bold"/>
    </style:style>
    <style:style style:name="T157" style:family="text">
      <style:text-properties fo:font-size="6pt" fo:language="pt" fo:country="BR" fo:font-weight="bold" officeooo:rsid="009f8d42" style:font-size-asian="6pt" style:font-weight-asian="bold" style:font-size-complex="6pt" style:font-weight-complex="bold"/>
    </style:style>
    <style:style style:name="T158" style:family="text">
      <style:text-properties fo:font-size="6pt" fo:language="pt" fo:country="BR" fo:font-weight="bold" officeooo:rsid="0099e0e8" style:font-size-asian="6pt" style:font-weight-asian="bold" style:font-size-complex="6pt" style:font-weight-complex="bold"/>
    </style:style>
    <style:style style:name="T159" style:family="text">
      <style:text-properties fo:font-size="6pt" fo:language="pt" fo:country="BR" fo:font-weight="normal" style:font-size-asian="6pt" style:font-weight-asian="normal" style:font-size-complex="6pt" style:font-weight-complex="normal"/>
    </style:style>
    <style:style style:name="T160" style:family="text">
      <style:text-properties fo:font-size="6pt" fo:language="pt" fo:country="BR" fo:font-weight="normal" officeooo:rsid="00849222" style:font-size-asian="6pt" style:font-weight-asian="normal" style:font-size-complex="6pt" style:font-weight-complex="normal"/>
    </style:style>
    <style:style style:name="T161" style:family="text">
      <style:text-properties fo:font-size="6pt" fo:language="pt" fo:country="BR" fo:font-weight="normal" officeooo:rsid="00865335" style:font-size-asian="6pt" style:font-weight-asian="normal" style:font-size-complex="6pt" style:font-weight-complex="normal"/>
    </style:style>
    <style:style style:name="T162" style:family="text">
      <style:text-properties fo:font-size="6pt" fo:language="pt" fo:country="BR" fo:font-weight="normal" officeooo:rsid="0095a499" style:font-size-asian="6pt" style:font-weight-asian="normal" style:font-size-complex="6pt" style:font-weight-complex="normal"/>
    </style:style>
    <style:style style:name="T163" style:family="text">
      <style:text-properties fo:font-size="6pt" fo:language="pt" fo:country="BR" fo:font-weight="normal" officeooo:rsid="00a6f100" style:font-size-asian="6pt" style:font-weight-asian="normal" style:font-size-complex="6pt" style:font-weight-complex="normal"/>
    </style:style>
    <style:style style:name="T164" style:family="text">
      <style:text-properties fo:font-size="6pt" fo:language="pt" fo:country="BR" fo:font-weight="normal" officeooo:rsid="00a79144" style:font-size-asian="6pt" style:font-weight-asian="normal" style:font-size-complex="6pt" style:font-weight-complex="normal"/>
    </style:style>
    <style:style style:name="T165" style:family="text">
      <style:text-properties fo:font-size="6pt" fo:language="pt" fo:country="BR" fo:font-weight="normal" officeooo:rsid="00a98e85" style:font-size-asian="6pt" style:font-weight-asian="normal" style:font-size-complex="6pt" style:font-weight-complex="normal"/>
    </style:style>
    <style:style style:name="T166" style:family="text">
      <style:text-properties fo:font-size="6pt" fo:language="pt" fo:country="BR" fo:font-weight="normal" officeooo:rsid="00a9db09" style:font-size-asian="6pt" style:font-weight-asian="normal" style:font-size-complex="6pt" style:font-weight-complex="normal"/>
    </style:style>
    <style:style style:name="T167" style:family="text">
      <style:text-properties fo:font-size="6pt" fo:language="pt" fo:country="BR" style:font-size-asian="6pt" style:font-size-complex="6pt"/>
    </style:style>
    <style:style style:name="T168" style:family="text">
      <style:text-properties fo:font-size="6pt" fo:language="pt" fo:country="BR" officeooo:rsid="00849222" style:font-size-asian="6pt" style:font-size-complex="6pt"/>
    </style:style>
    <style:style style:name="T169" style:family="text">
      <style:text-properties fo:font-size="6pt" fo:language="pt" fo:country="BR" officeooo:rsid="0095a499" style:font-size-asian="6pt" style:font-size-complex="6pt"/>
    </style:style>
    <style:style style:name="T170" style:family="text">
      <style:text-properties fo:font-size="6pt" fo:language="pt" fo:country="BR" officeooo:rsid="00981113" style:font-size-asian="6pt" style:font-size-complex="6pt"/>
    </style:style>
    <style:style style:name="T171" style:family="text">
      <style:text-properties fo:font-size="6pt" fo:language="pt" fo:country="BR" officeooo:rsid="0099b1ce" style:font-size-asian="6pt" style:font-size-complex="6pt"/>
    </style:style>
    <style:style style:name="T172" style:family="text">
      <style:text-properties fo:font-size="6pt" fo:language="pt" fo:country="BR" officeooo:rsid="0099e0e8" style:font-size-asian="6pt" style:font-size-complex="6pt"/>
    </style:style>
    <style:style style:name="T173" style:family="text">
      <style:text-properties fo:font-size="6pt" fo:language="pt" fo:country="BR" officeooo:rsid="009ab9c0" style:font-size-asian="6pt" style:font-size-complex="6pt"/>
    </style:style>
    <style:style style:name="T174" style:family="text">
      <style:text-properties fo:font-size="6pt" fo:language="pt" fo:country="BR" officeooo:rsid="009c0a8c" style:font-size-asian="6pt" style:font-size-complex="6pt"/>
    </style:style>
    <style:style style:name="T175" style:family="text">
      <style:text-properties fo:font-size="6pt" fo:language="pt" fo:country="BR" officeooo:rsid="009c9c87" style:font-size-asian="6pt" style:font-size-complex="6pt"/>
    </style:style>
    <style:style style:name="T176" style:family="text">
      <style:text-properties fo:font-size="6pt" fo:language="pt" fo:country="BR" officeooo:rsid="009dfdba" style:font-size-asian="6pt" style:font-size-complex="6pt"/>
    </style:style>
    <style:style style:name="T177" style:family="text">
      <style:text-properties fo:font-size="6pt" fo:language="pt" fo:country="BR" officeooo:rsid="009f8d42" style:font-size-asian="6pt" style:font-size-complex="6pt"/>
    </style:style>
    <style:style style:name="T178" style:family="text">
      <style:text-properties fo:font-size="6pt" fo:language="pt" fo:country="BR" officeooo:rsid="00a0eb21" style:font-size-asian="6pt" style:font-size-complex="6pt"/>
    </style:style>
    <style:style style:name="T179" style:family="text">
      <style:text-properties fo:font-size="6pt" fo:language="pt" fo:country="BR" officeooo:rsid="00a2e239" style:font-size-asian="6pt" style:font-size-complex="6pt"/>
    </style:style>
    <style:style style:name="T180" style:family="text">
      <style:text-properties fo:font-size="6pt" fo:language="pt" fo:country="BR" officeooo:rsid="00a4023a" style:font-size-asian="6pt" style:font-size-complex="6pt"/>
    </style:style>
    <style:style style:name="T181" style:family="text">
      <style:text-properties fo:font-size="6pt" fo:language="pt" fo:country="BR" officeooo:rsid="00a5ddd8" style:font-size-asian="6pt" style:font-size-complex="6pt"/>
    </style:style>
    <style:style style:name="T182" style:family="text">
      <style:text-properties fo:font-size="6pt" fo:language="pt" fo:country="BR" officeooo:rsid="00a69095" style:font-size-asian="6pt" style:font-size-complex="6pt"/>
    </style:style>
    <style:style style:name="T183" style:family="text">
      <style:text-properties officeooo:rsid="008b47b0"/>
    </style:style>
    <style:style style:name="T184" style:family="text">
      <style:text-properties officeooo:rsid="0094355b"/>
    </style:style>
    <style:style style:name="T185" style:family="text">
      <style:text-properties officeooo:rsid="00ad1e39"/>
    </style:style>
    <style:style style:name="T186" style:family="text">
      <style:text-properties officeooo:rsid="00ad4dda"/>
    </style:style>
    <style:style style:name="T187" style:family="text">
      <style:text-properties officeooo:rsid="00b08c77"/>
    </style:style>
    <style:style style:name="T188" style:family="text">
      <style:text-properties officeooo:rsid="00b45bc2"/>
    </style:style>
    <style:style style:name="T189" style:family="text">
      <style:text-properties officeooo:rsid="00b7b3a6"/>
    </style:style>
    <style:style style:name="T190" style:family="text">
      <style:text-properties officeooo:rsid="00bcc32e"/>
    </style:style>
    <style:style style:name="T191" style:family="text">
      <style:text-properties officeooo:rsid="00be1541"/>
    </style:style>
    <style:style style:name="T192" style:family="text">
      <style:text-properties officeooo:rsid="00bef184"/>
    </style:style>
    <style:style style:name="T193" style:family="text">
      <style:text-properties officeooo:rsid="00c080a5"/>
    </style:style>
    <style:style style:name="T194" style:family="text">
      <style:text-properties officeooo:rsid="00c140df"/>
    </style:style>
    <style:style style:name="T195" style:family="text">
      <style:text-properties officeooo:rsid="00c547fb"/>
    </style:style>
    <style:style style:name="T196" style:family="text">
      <style:text-properties officeooo:rsid="00cda411"/>
    </style:style>
    <style:style style:name="T197" style:family="text">
      <style:text-properties officeooo:rsid="00d16645"/>
    </style:style>
    <style:style style:name="T198" style:family="text">
      <style:text-properties officeooo:rsid="00d4defe"/>
    </style:style>
    <style:style style:name="T199" style:family="text">
      <style:text-properties officeooo:rsid="00dc8a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asa gourmet </text:p>
      <text:p text:style-name="P73"><text:tab/>Sistema casa gourmet deve fornecer a <text:span text:style-name="T134">possibilidade</text:span> de seus usuários criarem eventos em um ambiente que facilite a busca de itens essências para a produção do mesmo, além de fornecer uma <text:span text:style-name="T134">simplificação</text:span> de rede social para que o mesmo possa <text:span text:style-name="T134">interagir</text:span> com parceiros, <text:span text:style-name="T134">possível</text:span> empregados e convidados, é disponibilizando também uma simplificação de loja virtual e sistema de frete com o intuito de manter toda produção interna ao sistema fazendo comparações com outros eventos <text:span text:style-name="T134">a fim de</text:span> garanti lucro máximo a todos.</text:p>
      <text:p text:style-name="P74"/>
      <text:p text:style-name="P31">Evento</text:p>
      <text:p text:style-name="P75"><text:tab/>No sistema de criação de eventos deve haver a persist<text:span text:style-name="T1">ê</text:span>ncia dos dados do evento antes, durante e depois do <text:span text:style-name="T135">evento</text:span> produzido, uma vez que tu<text:span text:style-name="T2">d</text:span>o será usado para comparações futuras não só para conhecimento do participante que <text:span text:style-name="T136">produziu</text:span> os dados mas para to<text:span text:style-name="T4">d</text:span>a a comunidade de <text:span text:style-name="T3">promotores</text:span> de eventos. </text:p>
      <text:p text:style-name="P32"><text:span text:style-name="T136">Criação</text:span> de evento</text:p>
      <text:p text:style-name="P92"><text:tab/>Ao <text:span text:style-name="T136">iniciar</text:span> a criação de eventos o <text:span text:style-name="T136">usuário</text:span> deve inserir dados básicos como local do evento,<text:span text:style-name="T79"> </text:span><text:span text:style-name="T80">através do </text:span><text:span text:style-name="T79">acesso à vitrine onde o participante poderá encontrar lugares onde pode produzir seu evento</text:span>, número de convidados, quanto se pretende gastar e quanto se pretende lucrar, se for o caso, a partir disso o sistema deve distribuir os investimentos com base em dados de eventos registrados pela comunidade, para construir um modelo básico, detalhando o uso do investimento e apresentando a <text:span text:style-name="T136">fórmula</text:span> para atingir a meta de lucro almejada pelo produtor de evento, após a primeira impressão da criação do evento o produtor poderá alterar a configuração do evento, podendo criar <text:span text:style-name="T136">ingresso</text:span>, <text:span text:style-name="T136">cardápio</text:span>, propaganda a ser exibida nas redes sociais cadastradas ou no sistema interno da casa gourmet, tema e promoções para o evento, essas alterações deverão ser sempre atualizadas <text:span text:style-name="T136">a fim de</text:span> evitar inconsistência <text:span text:style-name="T136">das informações</text:span> causando-lhe assim imprevistos ou a <text:span text:style-name="T136">impossibilidade</text:span> de atingir a meta. No sistema de criação de eventos o usuário poderá verificar os eventos próximos para <text:span text:style-name="T136">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136">exclusão</text:span> do mesmo. Deve fornecer um canal direto com fornecedores de insumos através de um cheklist, este que será responsável por garantir a<text:span text:style-name="T5">u</text:span>tomação <text:span text:style-name="T137">das necessidades</text:span> de itens, sugerindo <text:span text:style-name="T6">e controlando horários de </text:span>serviços de frete, <text:span text:style-name="T6">limpeza, e prazos sempre selecionando</text:span> <text:span text:style-name="T136">a partir</text:span> de impulsionamento e boa avaliação. Todo evento poderá ser criado em conjunto com outros <text:span text:style-name="T136">promotores</text:span> fornecendo assim mais agilidade e diferentes pontos de vista <text:span text:style-name="T136">e, por fim, será</text:span> registrado na agenda de todos os envolvidos além de <text:s/>considerado o tempo entre a <text:span text:style-name="T137">execução</text:span> e início da exposição das propagandas através de dados da comunidade, uma vez <text:span text:style-name="T137">concluído</text:span> o evento será salvo em uma lista onde aguardara a aprovação do promotor , podendo ser simulado, para <text:span text:style-name="T137">execução</text:span>, abandono ou comercialização em loja alertando inconsistência das datas que poderão ser alteradas e atualizadas para os envolvidos se houver necessidade.</text:p>
      <text:p text:style-name="P33">Ingresso</text:p>
      <text:p text:style-name="P77"><text:span text:style-name="T7"><text:tab/></text:span><text:span text:style-name="T12">A persistência dos dados relacionados a ingressos são de grande importância, uma vez que esses </text:span><text:span text:style-name="T65">ingressos</text:span><text:span text:style-name="T12"> poderão ser comercializados, dentro e fora do sistema e sua criação permiti</text:span><text:span text:style-name="T65">rá</text:span><text:span text:style-name="T12"> uma grande variedade e exclusividade da sua criaçã</text:span><text:span text:style-name="T13">o, </text:span><text:span text:style-name="T14">podendo ser acumulados em uma lista</text:span><text:span text:style-name="T13">, </text:span><text:span text:style-name="T15">é i</text:span><text:span text:style-name="T65">m</text:span><text:span text:style-name="T15">portante saber que, para fins de controle de evento</text:span><text:span text:style-name="T13">s</text:span><text:span text:style-name="T15">, o sistema cons</text:span><text:span text:style-name="T65">i</text:span><text:span text:style-name="T15">dera a criação de eventos com exclusividade em open-bar, e o </text:span><text:span text:style-name="T65">ingresso</text:span><text:span text:style-name="T15"> possibilita isso uma vez que o mesmo </text:span><text:span text:style-name="T65">detêm</text:span><text:span text:style-name="T15"> </text:span><text:span text:style-name="T65">dispositivos</text:span><text:span text:style-name="T15"> de segurança que </text:span><text:span text:style-name="T65">impossibilita</text:span><text:span text:style-name="T15"> fraudes, </text:span><text:span text:style-name="T16">podendo </text:span><text:span text:style-name="T65">ressarcir</text:span><text:span text:style-name="T16"> em casos de cancelamentos de eventos</text:span><text:span text:style-name="T12">.</text:span></text:p>
      <text:p text:style-name="P34"><text:span text:style-name="T81">C</text:span>riação de ingresso</text:p>
      <text:p text:style-name="P76"><text:span text:style-name="T12"><text:tab/></text:span><text:span text:style-name="T15">Ao </text:span><text:span text:style-name="T66">iniciar</text:span><text:span text:style-name="T15"> a criação de ingresso </text:span><text:span text:style-name="T17">temos a disponibilização de um sistema de edição de imagens </text:span><text:span text:style-name="T66">simplificado</text:span><text:span text:style-name="T17"> </text:span><text:span text:style-name="T18">contido no editor de layout</text:span><text:span text:style-name="T17">, </text:span><text:span text:style-name="T19">podendo cortar, rotacionar, escalonar, alterar cores e inserir fontes e fotos </text:span><text:span text:style-name="T20">em layer</text:span><text:span text:style-name="T17">, </text:span><text:span text:style-name="T21">durante a criação de ingresso o sistema disponibilizará um layout básico, contudo o usuário poderá </text:span><text:span text:style-name="T67">alterá-lo</text:span><text:span text:style-name="T17">, </text:span><text:span text:style-name="T22">neste ambiente </text:span><text:span text:style-name="T23">de edição </text:span><text:span text:style-name="T24">de layout</text:span><text:span text:style-name="T25"> será possível a disposição de caixas de</text:span><text:span text:style-name="T17"> texto, posicionamento de QR, </text:span><text:span text:style-name="T26">data do evento</text:span><text:span text:style-name="T17">, </text:span><text:span text:style-name="T27">ou </text:span><text:span text:style-name="T67">códigos</text:span><text:span text:style-name="T27"> de barras,</text:span><text:span text:style-name="T17"> </text:span><text:span text:style-name="T28">posicionamento d</text:span><text:span text:style-name="T25">e image</text:span><text:span text:style-name="T67">n</text:span><text:span text:style-name="T25">s, </text:span><text:span text:style-name="T28">apresentação de </text:span><text:span text:style-name="T25">link para contatos </text:span><text:span text:style-name="T27">de todos os participantes </text:span><text:span text:style-name="T25">envolvidos, </text:span><text:span text:style-name="T26">e recu</text:span><text:span text:style-name="T67">r</text:span><text:span text:style-name="T26">sivamente o link de compra do próprio ingresso</text:span><text:span text:style-name="T17">,</text:span><text:span text:style-name="T29"> além de</text:span><text:span text:style-name="T17"> visualização frente e verso </text:span><text:span text:style-name="T28">para impressão, </text:span><text:span text:style-name="T30">tamanho, corte etc.</text:span><text:span text:style-name="T31"> todas as instruções de como chegar ao evento, incluindo </text:span><text:span text:style-name="T30">apenas </text:span><text:span text:style-name="T31">no caso de impre</text:span><text:span text:style-name="T67">s</text:span><text:span text:style-name="T31">são, </text:span><text:span text:style-name="T30">para os cliente</text:span><text:span text:style-name="T67">s</text:span><text:span text:style-name="T30"> que tenham </text:span><text:span text:style-name="T67">adquirido</text:span><text:span text:style-name="T30"> o ingresso por intermédio do sistema</text:span><text:span text:style-name="T31">, </text:span><text:span text:style-name="T30">o mesmo poderá ser solicitado no momento da compr</text:span><text:span text:style-name="T32">a</text:span><text:span text:style-name="T30"> a criação de um</text:span><text:span text:style-name="T31"> alertado sobre o in</text:span><text:span text:style-name="T30">í</text:span><text:span text:style-name="T31">cio do evento al</text:span><text:span text:style-name="T33">é</text:span><text:span text:style-name="T31">m de ter o caminho marcado no são de festas (lobby)</text:span><text:span text:style-name="T28">; E</text:span><text:span text:style-name="T17">sses </text:span><text:span text:style-name="T67">ingressos</text:span><text:span text:style-name="T17"> criados podem ser oferecidos ao </text:span><text:span text:style-name="T34">p</text:span><text:span text:style-name="T35">ú</text:span><text:span text:style-name="T34">blico-alvo</text:span><text:span text:style-name="T17"> pela loja, por acesso </text:span><text:span text:style-name="T36">a conta</text:span><text:span text:style-name="T17"> d</text:span><text:span text:style-name="T36">os</text:span><text:span text:style-name="T17"> envolvido</text:span><text:span text:style-name="T67">s</text:span><text:span text:style-name="T17"> com o</text:span><text:span text:style-name="T67">s</text:span><text:span text:style-name="T17"> eventos, o</text:span><text:span text:style-name="T37">u</text:span><text:span text:style-name="T17"> por publicações, </text:span><text:span text:style-name="T38">promoções, propagandas, </text:span><text:span text:style-name="T67">e-mail</text:span><text:span text:style-name="T38">, </text:span><text:span text:style-name="T39">e redes sociais sendo </text:span><text:span text:style-name="T40">reservando, ao cliente, informações de c</text:span><text:span text:style-name="T67">on</text:span><text:span text:style-name="T40">trato sobre qualquer particularidade, </text:span><text:span text:style-name="T31">custos e enformações do evento,</text:span><text:span text:style-name="T40"> </text:span><text:span text:style-name="T37">como </text:span><text:span text:style-name="T41">por exemplo a </text:span><text:span text:style-name="T37">compra de ingressos para empresas</text:span><text:span text:style-name="T40">, </text:span><text:span text:style-name="T42">por fim todos os ingressos podem ser criados através de cooperativismo, </text:span><text:span text:style-name="T20">persistindo os dados para o participante principal </text:span><text:span text:style-name="T32">e sendo posta para a comercialização somente apó</text:span><text:span text:style-name="T63">s</text:span><text:span text:style-name="T32"> a aprovação do participante principal, esse que poderá também deletar, oferecer a terceiros ou apenas armazenar em sua lista e ingressos para posterioridade</text:span><text:span text:style-name="T20">. </text:span><text:span text:style-name="T63">E Concluindo com a possibilidade de comercializa</text:span><text:span text:style-name="T64">r</text:span><text:span text:style-name="T63"> os ingressos produzidos.</text:span></text:p>
      <text:p text:style-name="P35"><text:span text:style-name="T82">R</text:span>eceita</text:p>
      <text:p text:style-name="P3"><text:tab/>A persistência de dados relacionados com a criação de receitas são de grande importância uma vez que após a criação, poderá ser comercializada <text:span text:style-name="T83">por modalidades de royalties</text:span> ou tendo todo os seus direitos de uso transferidos para algum participante do sistema</text:p>
      <text:p text:style-name="P36">Criar receita</text:p>
      <text:p text:style-name="P37"><text:tab/><text:span text:style-name="T11">Para a criação de receitas o sistema </text:span><text:span text:style-name="T69">disponibilizará</text:span><text:span text:style-name="T11"> um editor de receitas onde será possível a criação de texto para edição de receitas </text:span><text:span text:style-name="T43">formatações e fontes, al</text:span><text:span text:style-name="T44">é</text:span><text:span text:style-name="T43">m da </text:span><text:span text:style-name="T72">possibilidade</text:span><text:span text:style-name="T43"> de inserir algumas fotos de acordo com o editor de layout, que disponibilizará essas fe</text:span><text:span text:style-name="T74">r</text:span><text:span text:style-name="T43">ramentas já padronizadas,</text:span><text:span text:style-name="T45"> permitindo</text:span><text:span text:style-name="T43"> ao usuário a alteração </text:span><text:span text:style-name="T72">a posteriori</text:span><text:span text:style-name="T43"> </text:span><text:span text:style-name="T46">al</text:span><text:span text:style-name="T47">é</text:span><text:span text:style-name="T46">m de poder inserir link de redes sociais para exposição vídeo demonstração,</text:span><text:span text:style-name="T48"> tutorial de criação </text:span><text:span text:style-name="T49">ou imagens compartilhadas</text:span><text:span text:style-name="T48">. </text:span><text:span text:style-name="T50">A receita </text:span><text:span text:style-name="T51">fica responsável por atualizar o checklist dos usuários que </text:span><text:span text:style-name="T72">selecionarem-na</text:span><text:span text:style-name="T51"> para algum evento, que para maior número de visualizações, </text:span><text:span text:style-name="T52">o sistema de receitas</text:span><text:span text:style-name="T51">, conta com um sistema de impulsionamento para que o máximo de clientes visualizem a receita, inserindo promoções se </text:span><text:span text:style-name="T72">necessário</text:span><text:span text:style-name="T51"> </text:span><text:span text:style-name="T53">e </text:span><text:span text:style-name="T51">podendo ser criada cooperativamente ficando a car</text:span><text:span text:style-name="T53">g</text:span><text:span text:style-name="T51">o do participante principal a comercialização, abandono ou exclusão da receita, comercialização para </text:span><text:span text:style-name="T72">terceiros</text:span><text:span text:style-name="T51"> ou apenas </text:span><text:span text:style-name="T72">armazenamento.</text:span><text:span text:style-name="T51"> </text:span><text:span text:style-name="T73">Esse sistema</text:span><text:span text:style-name="T62"> oferece a possibilidade de vende as receitas criadas e armazenadas em lista.</text:span></text:p>
      <text:p text:style-name="P38"><text:span text:style-name="T84">P</text:span>ropagandas</text:p>
      <text:p text:style-name="P39"><text:tab/><text:span text:style-name="T11">Um sistema de criação de banner virtual, podendo ser impresso para maximização de </text:span><text:span text:style-name="T69">visualização</text:span><text:span text:style-name="T11"> do evento </text:span><text:span text:style-name="T54">funciona com um poderoso sistema de edição contando também com um modelo muito d</text:span><text:span text:style-name="T68">e</text:span><text:span text:style-name="T54">finido de </text:span><text:span text:style-name="T69">marketing</text:span><text:span text:style-name="T54"> virtual já a muito tempo </text:span><text:span text:style-name="T69">empregado</text:span><text:span text:style-name="T54"> por empresas de grande e médio porte.</text:span></text:p>
      <text:p text:style-name="P40"><text:span text:style-name="T85">C</text:span>riação de propaganda</text:p>
      <text:p text:style-name="P4"><text:tab/>Para a disposição do usuário o sistema de criação de propag<text:span text:style-name="T146">a</text:span>ndas é ofertado com o intuito de publicidade de eventos, contendo um poderoso sistema de criação de layout para a edição de textos e imagens, anexos de redes sociais, além de conter info<text:span text:style-name="T146">r</text:span>mações sobre o evento como atrações, participante<text:span text:style-name="T86">s</text:span> dinâmicos, <text:span text:style-name="T87">datas, horários</text:span> <text:span text:style-name="T86">e</text:span> <text:span text:style-name="T146">endereço</text:span>, possibilita também o direcionamento para a compra dos ingressos para pessoas ou empresas podendo ser impulsionado para <text:span text:style-name="T146">aumentar</text:span> o <text:span text:style-name="T153">alcance</text:span> das publicações e com isso adquirir lucro máximo. Versáti<text:span text:style-name="T88">l</text:span> na criação de eventos o sistema permite o cooperativismo durante a cria<text:span text:style-name="T86">ç</text:span>ão da propaganda ficando a cargo do participante principal de armazenar, excluir, comercializar para terceiros ou aplicar para um dado evento, <text:span text:style-name="T89">sendo possível também visualizar e imprimir o banner sempre sendo apresentado uma configuração padrão para edição a posteriori</text:span>. <text:span text:style-name="T127">Além poder oferecer para a área de vendas.</text:span></text:p>
      <text:p text:style-name="P41">Layout</text:p>
      <text:p text:style-name="P5"><text:tab/><text:span text:style-name="T146">Responsável</text:span> por suprir as necessidades de edição de textos, padronização e edição de imagens, o <text:span text:style-name="T146">layout</text:span> tem importante<text:span text:style-name="T146">s</text:span> funções sobre os <text:span text:style-name="T146">subsistemas</text:span> oferecidos para todos os participantes, cliente e demais. <text:span text:style-name="T90">Com sua simplicidade na criação e pela apresentação de modelos pré-programados acelerando a criação, e com isso ganhando tempo para coisas com uma maior importância.</text:span></text:p>
      <text:p text:style-name="P42">Criação de <text:span text:style-name="T152">layout</text:span></text:p>
      <text:p text:style-name="P6"><text:tab/><text:span text:style-name="T91">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layout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layouts criados.<text:tab/></text:span></text:p>
      <text:p text:style-name="P43">Cardápio</text:p>
      <text:p text:style-name="P7"><text:tab/>Sistema de disposição de receitas ofertadas durante um evento, podendo apresentar o preço de <text:span text:style-name="T152">seus itens</text:span> e <text:span text:style-name="T152">também</text:span> promoções, fazendo uso do editor de <text:span text:style-name="T152">layout</text:span> para maior agilidade na construção apresenta de maneira <text:span text:style-name="T153">o</text:span>rganizada e atraente aos convidados acesso as receitas, e itens utilizados no preparo</text:p>
      <text:p text:style-name="P44">Criação de <text:span text:style-name="T152">cardápio</text:span></text:p>
      <text:p text:style-name="P45"><text:tab/><text:span text:style-name="T11">Nesse sistema será possível inserir suas </text:span><text:span text:style-name="T70">próprias</text:span><text:span text:style-name="T11"> receitas ou buscar receitas em vitrines, tendo maior visibilidade de receitas bem impulsionadas ou com alta aprovação, respeitando sempre o regime de apropriação ou royalties de comercialização de receitas em seu contrato, </text:span><text:span text:style-name="T55">uma vez iniciado a criação de </text:span><text:span text:style-name="T70">cardápio</text:span><text:span text:style-name="T55"> o participante principal tem acesso ao gerador de comandas, que pode</text:span><text:span text:style-name="T56">m</text:span><text:span text:style-name="T55"> ser imprimid</text:span><text:span text:style-name="T71">as</text:span><text:span text:style-name="T55"> posteriormente, editor de preços e categorias, e o sistema de impulsionamento e compartilhamento em redes sociai</text:span><text:span text:style-name="T56">s</text:span><text:span text:style-name="T55">, </text:span><text:span text:style-name="T57">podendo também compartilhar o </text:span><text:span text:style-name="T70">cardápio</text:span><text:span text:style-name="T57"> anexando os</text:span><text:span text:style-name="T55"> evento</text:span><text:span text:style-name="T70">s</text:span><text:span text:style-name="T55"> ao qual o </text:span><text:span text:style-name="T70">cardápio</text:span><text:span text:style-name="T55"> </text:span><text:span text:style-name="T70">compõe</text:span><text:span text:style-name="T55">, </text:span><text:span text:style-name="T58">esse editor de </text:span><text:span text:style-name="T70">cardápio</text:span><text:span text:style-name="T58"> </text:span><text:span text:style-name="T59">pode ser criado cooperativamente, ficando a cargo, do participante principal, armazenar, excluir, comercializar para terceiros ou aplicar </text:span><text:span text:style-name="T60">a algum evento. </text:span><text:span text:style-name="T61">Esse sistema permite a comercialização para clientes do cardápio.</text:span></text:p>
      <text:p text:style-name="P46">Promoção</text:p>
      <text:p text:style-name="P8"><text:tab/><text:span text:style-name="T152">Construído</text:span> para aumentar o n<text:span text:style-name="T123">ú</text:span>mero de vendas através de incentivos como, comprar em atacado, ou promoções de produtos que <text:span text:style-name="T123">es</text:span>tão na lista de desejos de usuários, além do fornecimento de um editor de promoções que pode ser <text:span text:style-name="T152">engatilhado</text:span> para apresentar uma promoção em um determinado período.</text:p>
      <text:p text:style-name="P47">Criação e administração de promoções</text:p>
      <text:p text:style-name="P9"><text:tab/>Para construção de promoções <text:span text:style-name="T125">o sistema é composto p</text:span>o<text:span text:style-name="T125">r um</text:span> sistema de edição de layout e contratos, podendo ser impulsionado e tendo a disposição a calculadora de lucros, onde será possível verificar o custo dos itens e comparar com o valor da promoção, <text:span text:style-name="T126">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24">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e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48"><text:span text:style-name="T92">C</text:span>ontrato</text:p>
      <text:p text:style-name="P10"><text:tab/>Sistema de simplificação e padronização de criação de contratos para itens internos do sistema, facilitando os produtores de evento e garantindo a todos a <text:span text:style-name="T147">seguridade</text:span> de suas criações.</text:p>
      <text:p text:style-name="P48">Criação de contrato</text:p>
      <text:p text:style-name="P10"><text:tab/>Sistema simplificado de cria<text:span text:style-name="T93">ç</text:span>ão de contrato apresenta um modelo padrão para as mais diversos <text:span text:style-name="T147">subsistemas</text:span> de criação, com o intuito de garantir e acelerar a criação <text:span text:style-name="T93">para </text:span>participantes, <text:span text:style-name="T93">conta também com um sistema de criação compartilhada e assinatura digital, além de ser possível o impulsionamento ficando a cargo, do participante principal, armazenar, excluir, comercializar para terceiros ou aplicar a algum evento.</text:span></text:p>
      <text:p text:style-name="P49">Monitor</text:p>
      <text:p text:style-name="P11"><text:tab/>Concebido com a finalidade de auxiliar o evento, durante <text:span text:style-name="T147">excussão,</text:span> o monitoramento possibilita avalia, corrigir problemas, e garantir o bom <text:span text:style-name="T147">funcionamento</text:span> do <text:span text:style-name="T147">evento</text:span> uma vez que é possível adicionar mais pessoas para participar, ou retirar caso seja necessário, <text:span text:style-name="T94">aumentar o raio de alcance das publicações, convidar mais pessoas, verificar os gastos em tempo real além de abrir uma conexão direta com todos os usuários do sistema presentes.</text:span></text:p>
      <text:p text:style-name="P50">Atividade de monitoramento</text:p>
      <text:p text:style-name="P12"><text:tab/><text:span text:style-name="T95">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66"><text:soft-page-break/>Perfil</text:p>
      <text:p text:style-name="P13"><text:tab/>O editor de perfil permite <text:span text:style-name="T150">alterações</text:span> no perfil dos usuários, e sempre que o usuário estiver inativo por muito tempo, <text:span text:style-name="T149">fazem-se</text:span> perguntas não respondidas <text:span text:style-name="T96">do</text:span> perfil <text:span text:style-name="T149">a fim de preenchê-lo.</text:span> <text:span text:style-name="T97">Além de apresentar a lista de desejos pessoais do usuário com a possibilidade de compra.</text:span></text:p>
      <text:p text:style-name="P51">Edição de perfil</text:p>
      <text:p text:style-name="P14"><text:tab/>Durante o cadastro, para agilizar, a retenção de informações do usuário ficam a <text:span text:style-name="T149">merce</text:span> da disposição momentânea de informar seus dados, dessa forma é possível pular etapas, caso essas etapas sejam necessárias o usuário <text:span text:style-name="T151">poderá</text:span> <text:span text:style-name="T151">completá-las</text:span> <text:span text:style-name="T151">a partir</text:span> do editor de perfil, <text:span text:style-name="T98">ou através de notificações</text:span>, onde <text:span text:style-name="T99">o sistema se encarrega de notificar sobre pendências a serem, quando verificado baixo fluxo do participante no sistema</text:span>, altera<text:span text:style-name="T100">das</text:span>, adicion<text:span text:style-name="T101">adas</text:span> <text:span text:style-name="T151">excluídas.</text:span> <text:span text:style-name="T102">Também</text:span> anexar eventos feitos pelo mesmo, <text:span text:style-name="T151">a fim de</text:span> garantir um bom histórico no sistema e <text:span text:style-name="T151">aumentar</text:span> a sua confiabilidade em meio aos outros usuários, e caso necessite poderá criar <text:span text:style-name="T151">impulsionamentos</text:span> para <text:span text:style-name="T151">maximizar</text:span> ainda seu <text:span text:style-name="T151">alcance</text:span>, além de permitir <text:span text:style-name="T151">aos usuários</text:span> <text:span text:style-name="T103">a construção de lista de desejos dessa forma, ele poderá informa o desejo de adquirir algum item de alguma loja, sendo atualizado quando o seu objeto de desejo estiver em promoção.</text:span></text:p>
      <text:p text:style-name="P52">Histórico</text:p>
      <text:p text:style-name="P15"><text:tab/><text:span text:style-name="T104">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53">Criação de histórico</text:p>
      <text:p text:style-name="P16"><text:tab/>Com a necessidade de produção de um sistema <text:span text:style-name="T105">que</text:span> possa gerar um <text:span text:style-name="T148">histórico</text:span> de eventos <text:span text:style-name="T106">e de loja</text:span>, contendo dados de suma <text:span text:style-name="T148">importância</text:span> <text:span text:style-name="T105">para cada promotor</text:span>, o sistema de criação de hist<text:span text:style-name="T106">ó</text:span>rico permite a cada <text:span text:style-name="T148">usuário</text:span>, <text:span text:style-name="T107">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07">s</text:span>crições pr<text:span text:style-name="T107">ó</text:span>prias,<text:span text:style-name="T107"> criação de layout</text:span> <text:span text:style-name="T108">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text:s/>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54">Tema</text:p>
      <text:p text:style-name="P17"><text:tab/><text:span text:style-name="T109">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55">Criação de tema</text:p>
      <text:p text:style-name="P18"><text:tab/>Da criação de tema, este que pode ser totalmente externo, <text:span text:style-name="T110">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56">Participante</text:p>
      <text:p text:style-name="P19"><text:tab/><text:span text:style-name="T111">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57">Das particularidades do participante</text:p>
      <text:p text:style-name="P26"><text:tab/>Tem como <text:span text:style-name="T112">a possibilidade de visualizar suas</text:span> atividades sendo possível ter acesso a histórico do participante <text:span text:style-name="T112">e a loja cadastrada</text:span>, seu<text:span text:style-name="T113">s</text:span> eventos e a avaliaç<text:span text:style-name="T113">ões</text:span> <text:span text:style-name="T145">individuais</text:span>, al<text:span text:style-name="T114">é</text:span>m de ter acesso aos participantes <text:span text:style-name="T115">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67">Convidado</text:p>
      <text:p text:style-name="P68"><text:tab/><text:span text:style-name="T75">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7"> e acessar o evento </text:span><text:span text:style-name="T78">para o qual o convite se refere</text:span><text:span text:style-name="T75">.</text:span></text:p>
      <text:p text:style-name="P69">Convite</text:p>
      <text:p text:style-name="P27"><text:tab/>Como o nome já diz, tratasse do convite, mas não se restringe a isso, pois o módulo convite possibilita que o usuário envie convite para amigos no sistema <text:span text:style-name="T183">e em redes sociais, podendo ter acesso ao tema do evento, se houver, além de manter um sistema de comunicação entre todos os participantes do evento.</text:span></text:p>
      <text:p text:style-name="P70">Selecionar e definir funções <text:span text:style-name="T184">de convidados</text:span></text:p>
      <text:p text:style-name="P71"><text:tab/><text:span text:style-name="T11">Permite ao proprietário cadastrar as funções e níveis de hierarquia entre os participantes estáticos. O mesmo pode enviar os convites para os participantes estáticos e dinâmico do sistema , </text:span><text:span text:style-name="T76">que</text:span><text:span text:style-name="T11"> poderão aceitar ou recusar, em tempo hábil para a substituição no evento, </text:span><text:span text:style-name="T76">o convite. Nesse módulo é possível verificar a presença física dos participantes através do sistema de navegação, e por perguntas feitas aos clientes e a outros participantes durante o evento.</text:span></text:p>
      <text:p text:style-name="P67">Propriedade</text:p>
      <text:p text:style-name="P28"><text:tab/>Sistema de gerenciamento de ambientes para aluguéis, propriedade possibilita o cadastro com todos as mídias de layout e divulgação, manutenções. Em forma de lista para clientes.</text:p>
      <text:p text:style-name="P72">Administrar propriedades</text:p>
      <text:p text:style-name="P28"><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58">Loja</text:p>
      <text:p text:style-name="P20"><text:tab/>Com função bem determinada a loja contém todas as funções mais básicas e simplificadas para criar, administrar, e produzir transações de maneira rápida dentro do sistema dando a todos a possibilidade de criar sua loja ou de <text:span text:style-name="T144">simplesmente</text:span> oferecer alguns itens de consumo rápido.</text:p>
      <text:p text:style-name="P59">Criação de lista de produtos</text:p>
      <text:p text:style-name="P21"><text:tab/>A principal forma de comercializar os produtos <text:span text:style-name="T141">é através da </text:span>loja <text:span text:style-name="T141">e</text:span> da lista de produtos, onde é possível <text:span text:style-name="T116">cadastrar</text:span>, alterar, <text:span text:style-name="T142">adicionar números de parcelas do produto para o pagamento,</text:span> e excluir <text:span text:style-name="T117">produtos</text:span> internos e externos ao sistema dando-lhes características, preço, imagens, vídeos, podendo ser compartilhados em redes sociais, impulsiona<text:span text:style-name="T118">r</text:span> no <text:span text:style-name="T143">sistema</text:span>, <text:span text:style-name="T122">podendo criar</text:span> propagandas para dentro do sistema e fora dele, além de deter uma interface <text:span text:style-name="T119">para</text:span> administração, que <text:span text:style-name="T143">possibilita</text:span> alterar os dados do perfil através da loja caso seja necessário, <text:span text:style-name="T106">visualizar e construir um layout,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60">Estoque</text:p>
      <text:p text:style-name="P22"><text:tab/>Da necessidade de controle de itens no estoque, está incluso no sistema um módul<text:span text:style-name="T128">o</text:span> espec<text:span text:style-name="T120">í</text:span>fico para <text:span text:style-name="T139">gerenciar</text:span> pedidos, <text:span text:style-name="T129">carregamento de</text:span> dados <text:span text:style-name="T129">de</text:span> bancos externos e <text:span text:style-name="T130">armazenamento de</text:span> dados de fornecedores, <text:span text:style-name="T139">possibilitando</text:span> assim um maior controle e velocidade do manuseio de m<text:span text:style-name="T131">e</text:span>rcadorias e logística.</text:p>
      <text:p text:style-name="P61">Administração de pedidos</text:p>
      <text:p text:style-name="P23"><text:tab/>A principal fu<text:span text:style-name="T139">n</text:span>ção do módulo de controle de estoque, e a criação e de pedidos e controle de todos os pedidos através de uma lista o<text:span text:style-name="T132">n</text:span>de é possível <text:span text:style-name="T139">confrontá-los</text:span>, com o n<text:span text:style-name="T132">ú</text:span>mero de itens no estoque, suas datas de validade, porções<text:span text:style-name="T133">(saco, pacote, lata, garrafa etc)</text:span> e acompanhar todas as previsões de vendas para o pe<text:span text:style-name="T132">rí</text:span>odo, <text:span text:style-name="T139">considerando</text:span> todas as promoções <text:span text:style-name="T132">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62">Pagamentos</text:p>
      <text:p text:style-name="P24"><text:tab/>Através de uma simplificada interface de pagamentos é possível fornecer tanto ao usuário comum como aos proprietários de lojas internas, a possibilidade de produzir e concluir <text:span text:style-name="T139">transações</text:span>, passando por todas as etapas e garantindo a <text:span text:style-name="T139">segurança</text:span> de ambos os participantes.</text:p>
      <text:p text:style-name="P62">Finalização de <text:span text:style-name="T139">transações</text:span> com pagamento</text:p>
      <text:p text:style-name="P24"><text:tab/>Com o módulo de pagamento é possível concluir <text:span text:style-name="T139">transações dentro das lojas, ou para itens produzidos e comercializados pelos participantes. Contando com um poderoso sistema de pagamentos que fornece a possibilidade de compra com cartão, em débito ou crédito podendo parcelar ou até mesmos a criação de boletos ou de carne esse que através de verificação de spc e serasa poderá avaliar as condições de um dado cliente a fim de evitar inadimplência.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63">Comprar</text:p>
      <text:p text:style-name="P25"><text:tab/>Durante as compras é possível criar uma lista de itens para consumo, além de obter sugestões de compras a partir de pessoas com perfil semelhante, aumentando as vendas e claro construindo gatilhos ara compras <text:span text:style-name="T154">automaticamente.</text:span></text:p>
      <text:p text:style-name="P64">Listas de compras</text:p>
      <text:p text:style-name="P1"><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55">Dando acesso a outras lojas ou ao modulo de pagamento.</text:span></text:p>
      <text:p text:style-name="P29">Alugar</text:p>
      <text:p text:style-name="P2"><text:tab/>Para casa, pousadas, etc. um sistema de alugueis muito prático, que inclui o sistema de pagamentos interno, uma opção para monetização de ambientes, automóveis etc.</text:p>
      <text:p text:style-name="P29">Lista de aluguéis</text:p>
      <text:p text:style-name="P80"><text:span text:style-name="T156"><text:tab/></text:span><text:span text:style-name="T160">Semelhante ao modulo de compras, lista de aluguéis permite ao participante alugar simultaneamente vários itens ou estabelecimentos os organizando e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161">ç</text:span><text:span text:style-name="T160">ão.</text:span></text:p>
      <text:p text:style-name="P82"><text:span text:style-name="T168">V</text:span><text:span text:style-name="T167">itrine</text:span></text:p>
      <text:p text:style-name="P83"><text:span text:style-name="T159"><text:tab/>A composição de todas as listas de participantes do sistema que podemos buscar </text:span><text:span text:style-name="T163">além de acesso ao perfil do participante. E</text:span><text:span text:style-name="T162">sse módulo permite a conexão entre os indivíduos do sistema sendo eles participantes, lojas ou servidores, </text:span><text:span text:style-name="T164">g</text:span><text:span text:style-name="T162">arantindo todas as ferramentas para sua interação, facilitando o encontro de ajuda em grupo</text:span><text:span text:style-name="T165">s</text:span><text:span text:style-name="T162"> de discuss</text:span><text:span text:style-name="T166">ão</text:span><text:span text:style-name="T162">.</text:span></text:p>
      <text:p text:style-name="P84"><text:soft-page-break/><text:span text:style-name="T169">L</text:span><text:span text:style-name="T167">ista de participantes</text:span></text:p>
      <text:p text:style-name="P87"><text:span text:style-name="T167"><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170">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85"><text:span text:style-name="T169">L</text:span><text:span text:style-name="T167">ista de debates</text:span></text:p>
      <text:p text:style-name="P88"><text:span text:style-name="T167"><text:tab/>Com um propósito </text:span><text:span text:style-name="T171">identificar pessoas com mesmas perspectivas, os grupos têm função de nivelar pessoas, de facilitar o planejamento em equipe e de construir uma base de dados a respeito de dúvidas sugeridas pelo usuário, que podem ser compartilhadas por todos. São sinalizadas por metadado que separam em listas da classe, exemplo quando houver muitos grupos </text:span><text:span text:style-name="T172">com metadados “receitas”, o sistema listará como “</text:span><text:span text:style-name="T173">classes receitas</text:span><text:span text:style-name="T172">”, </text:span><text:span text:style-name="T174">expandindo </text:span><text:span text:style-name="T175">o conhecimento da comunidade </text:span><text:span text:style-name="T174">e adicionando filtros </text:span><text:span text:style-name="T176">ao sistema</text:span><text:span text:style-name="T172">. </text:span><text:span text:style-name="T180">Permite também que o participante crie um grupo com o tema de sua escolha.</text:span></text:p>
      <text:p text:style-name="P81"><text:span text:style-name="T158">L</text:span><text:span text:style-name="T157">ista de lojas</text:span></text:p>
      <text:p text:style-name="P89"><text:span text:style-name="T177"><text:tab/></text:span><text:span text:style-name="T178">Listas de lojas contém todas as lojas do sistema organizadas por lojas impulsionadas, melhores lojas, e lojas que o participante concluiu sua última transação. </text:span><text:span text:style-name="T179">Permite também que o participante cria sua loja.</text:span></text:p>
      <text:p text:style-name="P86"><text:span text:style-name="T178">L</text:span><text:span text:style-name="T167">ista de serviços</text:span></text:p>
      <text:p text:style-name="P90"><text:span text:style-name="T167"><text:tab/>Semelhante a </text:span><text:span text:style-name="T182">lista de</text:span><text:span text:style-name="T167"> lojas, esse módulo permite a contratação de serviços como transporte e frete, além de possibilitar o </text:span><text:span text:style-name="T181">aluguel de ambientes para eventos. </text:span></text:p>
      <text:p text:style-name="P2"><text:tab/></text:p>
      <text:p text:style-name="P65">Classificação de pessoas no sistema</text:p>
      <text:p text:style-name="P78"><text:tab/>O sistema conterá descrições para os tipos de <text:span text:style-name="T138">participantes, </text:span>a fim de esclarecimento do sistema, todos devem receber os mesmos acessos de produtos e serviços.</text:p>
      <text:p text:style-name="P93">Lobby de festas</text:p>
      <text:p text:style-name="P104"><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93">Destaques</text:p>
      <text:p text:style-name="P104"><text:tab/>Permite ao usuário ver todas as propagandas e promoções impulsionadas e mais bem avaliadas ordenadas pelo sistema, <text:span text:style-name="T185">listando</text:span> as atividades de usuários impulsionados ou muito bem avaliados <text:span text:style-name="T186">separando-os</text:span> por listas específicas <text:span text:style-name="T186">permitindo que todos os participantes no raio de alcance possam visualizar e caso tenham interesse em adquirir produto, ingresso ou a chance de contratar um profissional bem avaliado.</text:span></text:p>
      <text:p text:style-name="P94">Acessar</text:p>
      <text:p text:style-name="P105"><text:tab/><text:span text:style-name="T187">Lista as principais funções do sistema de forma a organizá-las dando Ao cliente a possibilidade de uma rápida iteração com os módulos vitrine, agenda, evento onde o participante poderá encontrar pessoas e empresas, controlar seus eventos e afazeres e criar seus próprios eventos respectivamente. Guardando também seu perfil.</text:span></text:p>
      <text:p text:style-name="P95">Mapas</text:p>
      <text:p text:style-name="P106"><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88">O mapa possibilitará a projeção do trajeto sobe o mapa.</text:span></text:p>
      <text:p text:style-name="P96">Agenda</text:p>
      <text:p text:style-name="P107"><text:tab/><text:span text:style-name="T189">Sistema de controle, organização e manutenção do tempo e afazeres do participante, nesse módulo é possível ser gerenciado por múltiplos participantes, datas e horários e afazeres.</text:span></text:p>
      <text:p text:style-name="P97">Calendário</text:p>
      <text:p text:style-name="P108"><text:tab/><text:span text:style-name="T190">Sistema de datas e horários em planilhas cronológicas em formato para edição de afazeres, através do calendário é possível acessar o editor de afazeres e buscar afazeres específicos.</text:span></text:p>
      <text:p text:style-name="P98">Lista de afazeres</text:p>
      <text:p text:style-name="P109"><text:tab/>Sistema de lista de afazeres em ordem cronológica possibilitando o acesso ao editor de afazeres e busca<text:span text:style-name="T191">s</text:span> específic<text:span text:style-name="T191">a</text:span>s.</text:p>
      <text:p text:style-name="P99">Afazeres</text:p>
      <text:p text:style-name="P110"><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93">e </text:span>com acesso ao monitor, caso o evento esteja em andamento, <text:span text:style-name="T194">faz desse módulo um dos principais componentes que caracterizam o sistema</text:span>. <text:span text:style-name="T192">O calendário e lista de afazeres podem ser impressos.</text:span></text:p>
      <text:p text:style-name="P112"><text:span text:style-name="T9">Checklist</text:span></text:p>
      <text:p text:style-name="P110"><text:tab/><text:span text:style-name="T195">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113"><text:span text:style-name="T10">Sistema de evolução</text:span></text:p>
      <text:p text:style-name="P111"><text:span text:style-name="T192"><text:s/></text:span><text:span text:style-name="T8"><text:tab/></text:span><text:span text:style-name="T196">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100">Conferir</text:p>
      <text:p text:style-name="P114"><text:tab/><text:span text:style-name="T197">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101">Impulsionar</text:p>
      <text:p text:style-name="P115"><text:tab/>De forma simples os participantes, lojas, e itens poderão atingir um número maior de usuários com intuito de maximizar os lucros de um participante.</text:p>
      <text:p text:style-name="P101">Propulsor</text:p>
      <text:p text:style-name="P115"><text:tab/><text:span text:style-name="T198">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102">Gerador</text:p>
      <text:p text:style-name="P116"><text:tab/>O sistema é largamente apoiado por módulos capazes de acelerar o processo de criação de eventos, e o principal sistema que possibilita isso é o gerador, que através de busca de dados de eventos similares constrói uma estimativa e configura com base nos dados recuperados, considerando sempre a viabilidade de preços.</text:p>
      <text:p text:style-name="P103">Gerar automaticamente </text:p>
      <text:p text:style-name="P117"><text:tab/><text:span text:style-name="T199">Através de avaliações de dados de eventos, do participante e dados da comunidade é possível verificar a viabilidade de criação de uma determinada coisa considerando o preço e garantindo uma porcentagem a compra de itens criados no sistema com o intuito de aquecer o comércio interno recuperando dados e gerando gráficos para demonstração, possibilitando o usuário visualizar toda a configuração montada.</text:span></text:p>
      <text:p text:style-name="P103"/>
      <text:p text:style-name="P78"/>
      <text:p text:style-name="P78">São elas.</text:p>
      <text:p text:style-name="P78">participante-estático (<text:span text:style-name="T140">PE</text:span>): convidado a exercer funções durante o evento, permanece esperando a promoção de <text:span text:style-name="T140">PE</text:span> para <text:span text:style-name="T140">PD.</text:span></text:p>
      <text:p text:style-name="P78">paticipante-dinâmico(<text:span text:style-name="T140">PD</text:span>):desempenha funções durante o evento.</text:p>
      <text:p text:style-name="P78">Participante-principal<text:span text:style-name="T121">(PP)</text:span>: cria, organiza, e monitora o evento podendo desempenhar funções durante o evento.</text:p>
      <text:p text:style-name="P78">Cliente: é todo individuo dentro ou fora do sistema não relacionado com o evento que esteja presente.</text:p>
      <text:p text:style-name="P78">Fornecedor: podendo ser loja ou participante.</text:p>
      <text:p text:style-name="P79">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7-03-18T14:20:07.380931988</dc:date>
    <meta:editing-duration>PT23H51M51S</meta:editing-duration>
    <meta:editing-cycles>179</meta:editing-cycles>
    <meta:generator>LibreOffice/5.1.6.2$Linux_X86_64 LibreOffice_project/10m0$Build-2</meta:generator>
    <meta:document-statistic meta:table-count="0" meta:image-count="0" meta:object-count="0" meta:page-count="3" meta:paragraph-count="134" meta:word-count="5513" meta:character-count="35664" meta:non-whitespace-character-count="30212"/>
  </office:meta>
</office:document-meta>
</file>